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attery Volt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635.44" calcext:value-type="float">
            <text:p>635,4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142.7" calcext:value-type="float">
            <text:p>-142,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table:style-name="ce3" table:formula="of:=([.C8]-[.C6])/[.C5]" office:value-type="float" office:value="4.11163917915145" calcext:value-type="float">
            <text:p>4,1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table:style-name="ce4" table:formula="of:=[.C5]*[.C11]-[.C6]" office:value-type="float" office:value="2811.548" calcext:value-type="float">
            <text:p>2812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5T09:17:49.915000000</meta:creation-date>
    <meta:generator>LibreOffice/6.3.4.2$Windows_X86_64 LibreOffice_project/60da17e045e08f1793c57c00ba83cdfce946d0aa</meta:generator>
    <dc:date>2020-09-15T09:30:19.990000000</dc:date>
    <meta:editing-duration>PT12M31S</meta:editing-duration>
    <meta:editing-cycles>3</meta:editing-cycles>
    <meta:document-statistic meta:table-count="1" meta:cell-count="13" meta:object-count="0"/>
  </office:meta>
</office:document-meta>
</file>